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36" calcext:value-type="float">
            <text:p>143.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736" calcext:value-type="float">
            <text:p>142.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256" calcext:value-type="float">
            <text:p>142.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096" calcext:value-type="float">
            <text:p>141.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568" calcext:value-type="float">
            <text:p>140.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648" calcext:value-type="float">
            <text:p>139.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12" calcext:value-type="float">
            <text:p>139.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264" calcext:value-type="float">
            <text:p>139.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8024" calcext:value-type="float">
            <text:p>139.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112" calcext:value-type="float">
            <text:p>138.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24" calcext:value-type="float">
            <text:p>137.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376" calcext:value-type="float">
            <text:p>136.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648" calcext:value-type="float">
            <text:p>135.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024" calcext:value-type="float">
            <text:p>135.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784" calcext:value-type="float">
            <text:p>135.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584" calcext:value-type="float">
            <text:p>134.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68" calcext:value-type="float">
            <text:p>134.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768" calcext:value-type="float">
            <text:p>133.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0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424" calcext:value-type="float">
            <text:p>132.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792" calcext:value-type="float">
            <text:p>139.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28" calcext:value-type="float">
            <text:p>132.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9504" calcext:value-type="float">
            <text:p>132.4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57904" calcext:value-type="float">
            <text:p>131.0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9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3512" calcext:value-type="float">
            <text:p>132.4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1464" calcext:value-type="float">
            <text:p>132.8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8216" calcext:value-type="float">
            <text:p>131.2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5984" calcext:value-type="float">
            <text:p>130.9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8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7336" calcext:value-type="float">
            <text:p>128.0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6336" calcext:value-type="float">
            <text:p>127.6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1144" calcext:value-type="float">
            <text:p>126.5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7405</text:p>
          </table:table-cell>
          <table:table-cell office:value-type="string" calcext:value-type="string">
            <text:p>TWDB:0637405</text:p>
          </table:table-cell>
          <table:table-cell office:value-type="string" calcext:value-type="string">
            <text:p>198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